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666666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fo:font-weight="bold" officeooo:paragraph-rsid="00127ff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font-weight="bold" officeooo:paragraph-rsid="002a482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font-weight="bold" officeooo:rsid="00183969" officeooo:paragraph-rsid="0018396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8396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95df3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d430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95df3" officeooo:paragraph-rsid="00195df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b45a1" officeooo:paragraph-rsid="001b45a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paragraph-rsid="0024704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paragraph-rsid="0029248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07bd2" officeooo:paragraph-rsid="00207bd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07bd2" officeooo:paragraph-rsid="002a7f4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23af7" officeooo:paragraph-rsid="00223af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6d084" officeooo:paragraph-rsid="0026d084" style:font-size-asian="10pt" style:font-weight-asian="normal" style:font-size-complex="10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paragraph-rsid="0024704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rsid="00195df3" officeooo:paragraph-rsid="00195df3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7042" officeooo:paragraph-rsid="0024704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7f4a" officeooo:paragraph-rsid="002a7f4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weight="bold" officeooo:paragraph-rsid="002a482e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07bd2" officeooo:paragraph-rsid="0030932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0pt" style:text-underline-style="none" fo:font-weight="normal" officeooo:paragraph-rsid="002e5d0f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14c8" style:font-weight-asian="normal" style:font-weight-complex="normal"/>
    </style:style>
    <style:style style:name="T3" style:family="text">
      <style:text-properties fo:color="#0099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position="super 58%" fo:font-weight="normal" officeooo:rsid="00127fff" style:font-weight-asian="normal" style:font-weight-complex="normal"/>
    </style:style>
    <style:style style:name="T8" style:family="text">
      <style:text-properties fo:color="#0000cc"/>
    </style:style>
    <style:style style:name="T9" style:family="text">
      <style:text-properties fo:color="#666666"/>
    </style:style>
    <style:style style:name="T10" style:family="text">
      <style:text-properties fo:color="#666666" style:text-underline-style="solid" style:text-underline-width="auto" style:text-underline-color="font-color"/>
    </style:style>
    <style:style style:name="T11" style:family="text">
      <style:text-properties fo:color="#666666" style:text-underline-style="none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style:font-name="Times New Roman" officeooo:rsid="002e5d0f"/>
    </style:style>
    <style:style style:name="T16" style:family="text">
      <style:text-properties style:font-name="Times New Roman" fo:font-weight="bold" officeooo:rsid="002e5d0f" style:font-weight-asian="bold" style:font-weight-complex="bold"/>
    </style:style>
    <style:style style:name="T17" style:family="text">
      <style:text-properties style:font-name="Times New Roman" officeooo:rsid="002f9adc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127fff" style:font-weight-asian="normal" style:font-weight-complex="normal"/>
    </style:style>
    <style:style style:name="T22" style:family="text">
      <style:text-properties style:text-position="0% 100%" fo:font-weight="normal" officeooo:rsid="002a482e" style:font-weight-asian="normal" style:font-weight-complex="normal"/>
    </style:style>
    <style:style style:name="T23" style:family="text">
      <style:text-properties officeooo:rsid="001414c8"/>
    </style:style>
    <style:style style:name="T24" style:family="text">
      <style:text-properties officeooo:rsid="0015c830"/>
    </style:style>
    <style:style style:name="T25" style:family="text">
      <style:text-properties officeooo:rsid="00183969"/>
    </style:style>
    <style:style style:name="T26" style:family="text">
      <style:text-properties officeooo:rsid="00195df3"/>
    </style:style>
    <style:style style:name="T27" style:family="text">
      <style:text-properties officeooo:rsid="001b45a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47042" style:font-weight-asian="bold" style:font-weight-complex="bold"/>
    </style:style>
    <style:style style:name="T30" style:family="text">
      <style:text-properties fo:font-weight="bold" officeooo:rsid="002565fb" style:font-weight-asian="bold" style:font-weight-complex="bold"/>
    </style:style>
    <style:style style:name="T31" style:family="text">
      <style:text-properties fo:font-weight="bold" officeooo:rsid="002e5d0f" style:font-weight-asian="bold" style:font-weight-complex="bold"/>
    </style:style>
    <style:style style:name="T32" style:family="text">
      <style:text-properties fo:font-weight="bold" officeooo:rsid="0030932a" style:font-weight-asian="bold" style:font-weight-complex="bold"/>
    </style:style>
    <style:style style:name="T33" style:family="text">
      <style:text-properties officeooo:rsid="002331e4"/>
    </style:style>
    <style:style style:name="T34" style:family="text">
      <style:text-properties officeooo:rsid="002390dd"/>
    </style:style>
    <style:style style:name="T35" style:family="text">
      <style:text-properties officeooo:rsid="00247042"/>
    </style:style>
    <style:style style:name="T36" style:family="text">
      <style:text-properties fo:color="#00a933" officeooo:rsid="00247042"/>
    </style:style>
    <style:style style:name="T37" style:family="text">
      <style:text-properties fo:color="#000000"/>
    </style:style>
    <style:style style:name="T38" style:family="text">
      <style:text-properties fo:color="#000000" style:text-underline-style="solid" style:text-underline-width="auto" style:text-underline-color="font-color"/>
    </style:style>
    <style:style style:name="T39" style:family="text">
      <style:text-properties fo:color="#000000" style:text-underline-style="none"/>
    </style:style>
    <style:style style:name="T40" style:family="text">
      <style:text-properties officeooo:rsid="002e5d0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 1 - Ondes mécaniques</text:p>
      <text:p text:style-name="P1"/>
      <text:p text:style-name="P7">Niveau : <text:span text:style-name="T1">1ère enseignement de spécialité</text:span></text:p>
      <text:p text:style-name="P7">Pré-requis : </text:p>
      <text:p text:style-name="P7"><text:tab/>- <text:span text:style-name="T2">fréquence (cycle 4)</text:span></text:p>
      <text:p text:style-name="P17"><text:tab/>- <text:span text:style-name="T1">ondes sonores : </text:span><text:span text:style-name="T2">émission et propagation, célérité dans l’air, signal sonore période, relation T et f</text:span></text:p>
      <text:p text:style-name="P17"><text:span text:style-name="T1"><text:tab/>- </text:span><text:span text:style-name="T2">maths : identifier fct périodique et déterminer T</text:span></text:p>
      <text:p text:style-name="P17"><text:span text:style-name="T7"><text:tab/></text:span><text:span text:style-name="T21">- </text:span><text:span text:style-name="T1">incertitudes</text:span></text:p>
      <text:p text:style-name="P7"/>
      <text:p text:style-name="P18">Biblio :</text:p>
      <text:p text:style-name="P18">- <text:span text:style-name="T1">Belin, 1ere enseignement spécialité</text:span></text:p>
      <text:p text:style-name="P42"><text:span text:style-name="T1">- livrescolaire, 1</text:span><text:span text:style-name="T20">ere physique-chimie (ancien </text:span><text:span text:style-name="T22">programme)</text:span></text:p>
      <text:p text:style-name="P8"><text:a xlink:type="simple" xlink:href="https://www.acs.psu.edu/drussell/Demos/waves/wavemotion.html" text:style-name="Internet_20_link" text:visited-style-name="Visited_20_Internet_20_Link">https://www.acs.psu.edu/drussell/Demos/waves/wavemotion.html</text:a> </text:p>
      <text:p text:style-name="P7"/>
      <text:p text:style-name="P7">Intro péda :</text:p>
      <text:p text:style-name="P8">On se place en 1ère enseignement de spécialité <text:s/><text:span text:style-name="T24">Thème 4 ondes et signaux</text:span>→ chapitre complet sur ondes mécaniques avec beaucoup de liens avec pheno vie quotidienne (vagues, son) → leçon avec beaucoup d'ex concrets</text:p>
      <text:p text:style-name="P8">+ lien avec SVT (ondes sismiques)</text:p>
      <text:p text:style-name="P8">Difficultés : - bien faire la différence entre transport d'énergie et transport de matière (illustrée par différentes expériences)</text:p>
      <text:list xml:id="list2078503731" text:style-name="L2">
        <text:list-item>
          <text:p text:style-name="P21">se représenter une onde (support visuel)</text:p>
        </text:list-item>
      </text:list>
      <text:p text:style-name="P8">TP : - mesure vitesse propagation ondes ultrasonores dans différents milieux</text:p>
      <text:p text:style-name="P8">- mesure période pour différents sons</text:p>
      <text:p text:style-name="P8">Etude de doc : - ondes sismiques, écho, sonar</text:p>
      <text:p text:style-name="P7"/>
      <text:p text:style-name="P7">Obj : <text:span text:style-name="T1">- Connaître et savoir mesurer/calculer les caractéristiques des ondes mécaniques. </text:span></text:p>
      <text:p text:style-name="P7"/>
      <text:p text:style-name="P7">Intro :</text:p>
      <text:p text:style-name="P8">Rappel : déf onde (cf diapo)</text:p>
      <text:p text:style-name="P8">On a vu l'année dernière <text:span text:style-name="T23">bcp de choses sur les ondes sonores : ce que c’était, comment les décrire (exemple vidéo?). Mais il existe de multitudes d’autres types d’ondes ! Même il y a un cas plus général<text:line-break/></text:span><text:span text:style-name="T3">ondes mécaniques </text:span>(dont les ondes sonores font parties) = très présentes dans la vie de tout les jours.</text:p>
      <text:p text:style-name="P8">Ces ondes modifient localement et temporairement les prop méca (v, p, x) du milieu.</text:p>
      <text:p text:style-name="P19">Exp : Ola</text:p>
      <text:list xml:id="list2872443392" text:style-name="L3">
        <text:list-item>
          <text:p text:style-name="P15">Propagation des ondes mécaniques</text:p>
        </text:list-item>
      </text:list>
      <text:p text:style-name="P8"><text:tab/>A) <text:span text:style-name="T4">Les ondes progressives</text:span></text:p>
      <text:p text:style-name="P23"><text:span text:style-name="T8">Exp</text:span> :<text:span text:style-name="T8"> •</text:span> 2 pendules séparés par une barre : lance un → l'autre est renvoyé</text:p>
      <text:p text:style-name="P23">→ On a bien propagation d'énergie dans milieu matériel (barre) </text:p>
      <text:p text:style-name="P23">Pendule de Newton : <text:a xlink:type="simple" xlink:href="https://www.youtube.com/watch?v=NfF61CR1jf8" text:style-name="Internet_20_link" text:visited-style-name="Visited_20_Internet_20_Link">https://www.youtube.com/watch?v=NfF61CR1jf8</text:a> </text:p>
      <text:p text:style-name="P23"><text:span text:style-name="T25">Autres exemples parlants</text:span>: - vagues (on se fait emporter), séisme → dégât matériel</text:p>
      <text:p text:style-name="P8">Déf : <text:span text:style-name="T3">onde progressives</text:span> : phénomène de propagation d'une perturbation dans un milieu matériel élastique, sans transport macroscopique de matière (montrer avec ressort, les spires reviennent à la même place après le passage de l'onde) mais avec transport d'énergie.</text:p>
      <text:p text:style-name="P8"/>
      <text:p text:style-name="P26">On a vu plusieurs ondes mécaniques dans différents milieux… est ce que cela a une influence ?<text:line-break/>Exp : ressort, 2 types de déformation + vidéo perturbation eau.</text:p>
      <text:p text:style-name="P39"><text:span text:style-name="T14">( </text:span><text:a xlink:type="simple" xlink:href="https://www.youtube.com/watch?v=X8wx9n0mgaM" text:style-name="Internet_20_link" text:visited-style-name="Visited_20_Internet_20_Link"><text:span text:style-name="T14">https://www.youtube.com/watch?v=X8wx9n0mgaM</text:span></text:a><text:span text:style-name="T14">)</text:span></text:p>
      <text:p text:style-name="P24"><text:span text:style-name="T26">Donc selon le milieu, on observe différents types d’ondes progressives :</text:span></text:p>
      <text:p text:style-name="P8"><text:span text:style-name="T3">longitudinales </text:span>: déformation parallèle au sens de propagation</text:p>
      <text:p text:style-name="P8"><text:span text:style-name="T3">transversales </text:span>: déformation orthogonale au sens de propagation</text:p>
      <text:p text:style-name="P8"/>
      <text:p text:style-name="P27"/>
      <text:p text:style-name="P8"/>
      <text:p text:style-name="P25">Tr : <text:span text:style-name="T27">Mais aussi, en changeant de milieu, y a t’il autre chose qui est modifié ? Oui la vitesse !</text:span><text:line-break/>on voit que les ondes se propagent dans le milieu, on peut donc leur attribuer une célérité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tab/>B) <text:span text:style-name="T4">Célérité et retard de propagation</text:span></text:p>
      <text:p text:style-name="P32">Schéma représentation perturbation corde <text:s/><text:span text:style-name="T28">Belin education 1ere enseignement specialite page 297</text:span></text:p>
      <text:p text:style-name="P9"><text:span text:style-name="T3">Célérité </text:span>= distance parcourue par unité de temps (diapo)</text:p>
      <text:p text:style-name="P9">Pour la calculée : <text:s/>v = d/t <text:s text:c="5"/>(faire schéma corde à ta et à tb) <text:s text:c="3"/>t = tb – ta </text:p>
      <text:p text:style-name="P9">t = retard de propagation (même forme de l'onde en M1 et en M2 mais arrive après en M2) (diapo vague)</text:p>
      <text:p text:style-name="P9"><text:s text:c="2"/>= durée séparant le passage d'une onde entre 2 points</text:p>
      <text:p text:style-name="P34">Exemple de calcul :</text:p>
      <text:p text:style-name="P34">t0 en S<text:line-break/>t1=0,5s en A 28cm. Calcul de v. <text:span text:style-name="T33">v=0,56 m/s</text:span></text:p>
      <text:p text:style-name="P9"/>
      <text:p text:style-name="P9">Tr : on a vu ce qu'était une onde mécanique et une de ses caractéristiques : la célérité mais il y en a d'autres. <text:span text:style-name="T34">Si on maintient la pertubration sur le ressort, phénomène périodique !</text:span></text:p>
      <text:p text:style-name="P7"/>
      <text:list xml:id="list3069482352" text:style-name="L4">
        <text:list-item>
          <text:p text:style-name="P16">Caractérisations des ondes progressives périodiques</text:p>
        </text:list-item>
      </text:list>
      <text:p text:style-name="P8"><text:tab/>A) <text:span text:style-name="T4">Double périodicité des ondes</text:span></text:p>
      <text:p text:style-name="P31">O<text:span text:style-name="T35">n a vu que des phénomènes peuvent avoir un caractère qui se répète dans le temps. </text:span><text:span text:style-name="T29">SLIDE rappel défin</text:span><text:span text:style-name="T30">i</text:span><text:span text:style-name="T29">tion f et T.</text:span></text:p>
      <text:p text:style-name="P31"><text:span text:style-name="T36">Onde mécanique périodique</text:span><text:span text:style-name="T35"> : onde mécanique dont la perturbation se répète, identique à elle-même, sur un intervalle de temps régulier appelé période T = 1 f , où f est la fréquence de l'onde </text:span></text:p>
      <text:p text:style-name="P31"/>
      <text:p text:style-name="P31"><text:span text:style-name="T35">Mais en fait c’est aussi le cas spatialement.</text:span></text:p>
      <text:p text:style-name="P40"><text:span text:style-name="T14">Schéma de la perturbation périodique de la corde. Montrer période spatiale. Définition longueur d’onde.</text:span></text:p>
      <text:p text:style-name="P35">Plus petite distance qui sépare 2 points de <text:span text:style-name="T4">l’espace</text:span> qui sont à chaque instant dans le même état de vibration.</text:p>
      <text:p text:style-name="P41"><text:span text:style-name="T14">On peut les mesurer expérimentalement et déterminer la célérité de l’onde !</text:span></text:p>
      <text:p text:style-name="P9"/>
      <text:p text:style-name="P9"/>
      <text:p text:style-name="P33"><text:s/><text:span text:style-name="T28">Belin education 1ere enseignement specialite page 298</text:span></text:p>
      <text:p text:style-name="P30"><text:span text:style-name="T8">Exp</text:span> : émetteur + 2 récepteurs, on recule un récepteur, l'onde bouge sur l'oscillo</text:p>
      <text:p text:style-name="P38"><text:a xlink:type="simple" xlink:href="https://www.pccl.fr/physique_chimie_college_lycee/lycee/premiere_1S/onde_progressive_periodique_corde_double_periodicite_temps_espace_longueur_d_onde_periode.htm" text:style-name="Internet_20_link" text:visited-style-name="Visited_20_Internet_20_Link"><text:span text:style-name="T19">https://www.pccl.fr/physique_chimie_college_lycee/lycee/premiere_1S/onde_progressive_periodique_corde_double_periodicite_temps_espace_longueur_d_onde_periode.htm</text:span></text:a><text:span text:style-name="T19"> </text:span></text:p>
      <text:p text:style-name="P37">Mesure période et longueur d'onde des ultrasons avec émetteur et récepteur</text:p>
      <text:p text:style-name="P9"/>
      <text:p text:style-name="P9">Et longueur d'onde = distance ; période = temps → v = T/lambda → mesure vitesse son avec incertitudes (340 m/s dans l'air)</text:p>
      <text:p text:style-name="P9"/>
      <text:p text:style-name="P9">Tr : on voit que l'on a une allure de sinus, c'est un type d'onde particulier que l'on retrouve dans pas mal d'endroit ! </text:p>
      <text:p text:style-name="P9"/>
      <text:p text:style-name="P8"><text:tab/><text:span text:style-name="T37">B) </text:span><text:span text:style-name="T38">Exemple des ondes sinusoïdales</text:span><text:span text:style-name="T39"> </text:span></text:p>
      <text:p text:style-name="P8"><text:span text:style-name="T39"/></text:p>
      <text:p text:style-name="P43">Onde mécanique sinusoïdale : onde mécanique dont la perturbation est sinusoïdale .Elle est caractérisée par sa période et son amplitude (élongation max).</text:p>
      <text:p text:style-name="P44"><text:span text:style-name="T28">Belin education 1ere enseignement specialite page 29</text:span><text:span text:style-name="T32">9</text:span></text:p>
      <text:p text:style-name="P43">Élongation de la forme : y(t) = Acos (2<text:span text:style-name="T12">ᴫ</text:span>t/T + phi) avec phi = phase, à t = 0 cos(phi) = A(0)/Amax</text:p>
      <text:p text:style-name="P43">(diapo graphe + expression analogue avec longueur d'onde)</text:p>
      <text:p text:style-name="P43"/>
      <text:p text:style-name="P45"><text:span text:style-name="T13">Exp : </text:span><text:span text:style-name="T15">Simulation numérique </text:span><text:span text:style-name="T17">sur Python</text:span><text:span text:style-name="T15"> </text:span><text:span text:style-name="T16">livrescolaire 1ere page 324</text:span></text:p>
      <text:p text:style-name="P6"><text:span text:style-name="T14"/></text:p>
      <text:p text:style-name="P9"/>
      <text:p text:style-name="P9"/>
      <text:p text:style-name="P8"/>
      <text:p text:style-name="P8"><text:tab/>( C) <text:span text:style-name="T4">Utilisation des ondes mécaniques : sonar</text:span><text:span text:style-name="T5">)</text:span></text:p>
      <text:p text:style-name="P9">cf diapo</text:p>
      <text:p text:style-name="P2"><text:a xlink:type="simple" xlink:href="http://www.ostralo.net/3_animations/animations_phys_ondes.htm" text:style-name="Internet_20_link" text:visited-style-name="Visited_20_Internet_20_Link"><text:span text:style-name="T14">http://www.ostralo.net/3_animations/animations_phys_ondes.htm</text:span></text:a><text:span text:style-name="T14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Conclusion :</text:p>
      <text:p text:style-name="P9">On a vu caractéristiques principales d'une onde mécanique = besoin d'un milieu pour se propager et on peut définir une vitesse de propagation.</text:p>
      <text:p text:style-name="P9">Ondes progressives périodiques : double périodicité (saptiale et temporelle → remonte à célérité)</text:p>
      <text:p text:style-name="P9"/>
      <text:p text:style-name="P9">Ouv : on a vu un peu les ondes sonores, on s'interessera plus à leur caractéristiques et on étudieras d'autres utilisation des ondes mécaniques dans la vie courante</text:p>
      <text:p text:style-name="P9"/>
      <text:p text:style-name="P4"/>
      <text:p text:style-name="P4"/>
      <text:p text:style-name="P4"/>
      <text:p text:style-name="P4"/>
      <text:p text:style-name="P4"/>
      <text:p text:style-name="P5">Élément imposé</text:p>
      <text:p text:style-name="P3"><text:tab/><text:span text:style-name="T18"><text:tab/>Echolocalisation</text:span></text:p>
      <text:p text:style-name="P12">Mis en évidence en 1794 par le naturaliste Lazorro Spallonzoni étude des chauves souris.</text:p>
      <text:p text:style-name="P12">L’animal émet un son qui se propage à 3D, fréquence d’émission dépend de l’activité de l’animal. Propagation juqu’a obstacle. </text:p>
      <text:p text:style-name="P13"><text:tab/><text:tab/>Sismologie</text:p>
      <text:p text:style-name="P12">Script Python</text:p>
      <text:p text:style-name="P12">I. Les ondes mécaniques : A. Qu’est ce qu’une onde méca, B. Caractéristiques progressive C. Celerité</text:p>
      <text:p text:style-name="P12">II. Ondes méca périodiques <text:s/>A. Cadre générale + application onde sismique B. Sinusoidale</text:p>
      <text:p text:style-name="P12"/>
      <text:p text:style-name="P12"/>
      <text:p text:style-name="P12"/>
      <text:p text:style-name="P5">Questions</text:p>
      <text:list xml:id="list500424501" text:style-name="L6">
        <text:list-item>
          <text:p text:style-name="P22">Toutes les ondes EM ne peuvent pas traverser un mur ? Si, ca dépend de l'onde et du matériau (il faut matériau transparent à l'onde)</text:p>
        </text:list-item>
        <text:list-item>
          <text:p text:style-name="P22">Lien entre longueur d'onde et l'épaisseur que ça peut traverser ? Si matériau absorbe, il faut que la longueur d'onde soit supérieur à l'atténuation → moyen</text:p>
        </text:list-item>
        <text:list-item>
          <text:p text:style-name="P22">Pourquoi rayons X traversent la peau mais pas les os ? Dépend des impédances → coeff de réflexion/transmission</text:p>
        </text:list-item>
        <text:list-item>
          <text:p text:style-name="P22">Pourquoi le principe du sonar fonctionne ? (ne traverse pas l'élément à détecter?) On a toujours une partie réfléchie et une partie transmise</text:p>
        </text:list-item>
        <text:list-item>
          <text:p text:style-name="P22">Qu'est ce que tu pourrais faire expérimentalement pour modéliser un sonar ? Il faut un émetteur et un récepteur l'un à côté de l'autre et on envoie bip successifs face à une plaque et avec le retard de l'onde on remonte à la distance de la plaque à l'émetteur</text:p>
        </text:list-item>
        <text:list-item>
          <text:p text:style-name="P22">Quelle est la vitesse que l'on peut mesurer dans cette expérience ? Vitesse de groupe</text:p>
        </text:list-item>
        <text:list-item>
          <text:p text:style-name="P22">Et comment tu pourrais mesurer vitesse de phase ? Il faudrait regarder l'étalement du paquet d'onde</text:p>
        </text:list-item>
        <text:list-item>
          <text:p text:style-name="P22">Comment avoir une onde à 3D ? Bombe dans l'eau</text:p>
        </text:list-item>
        <text:list-item>
          <text:p text:style-name="P22">Célérité est la même en surface et en profondeur dans l'eau ? Dans la mer non car densité différente selon la profondeur, dans cuve à onde, modification négligeable</text:p>
        </text:list-item>
        <text:list-item>
          <text:p text:style-name="P22">Célérité en profondeur plus ou moins rapide qu'en surface ? Plus rapide</text:p>
        </text:list-item>
        <text:list-item>
          <text:p text:style-name="P22">Quels sont les types d'ondes que l'on peut avoir pour séisme ? Et dans le cas général ? Ondes s et p</text:p>
        </text:list-item>
        <text:list-item>
          <text:p text:style-name="P22">Elles sont longitudinales ou transversales ? S = transversale, P = longitudinales</text:p>
        </text:list-item>
        <text:list-item>
          <text:p text:style-name="P22">Pourquoi on les appelle ondes p et s ? p = de pression, s = cisaillement (en anglais)</text:p>
        </text:list-item>
        <text:list-item>
          <text:p text:style-name="P22">Autre nom pour longitudinale et transversale ? De compression et cisaillement</text:p>
        </text:list-item>
        <text:list-item>
          <text:p text:style-name="P22">C'est quoi la célérité des ondes s et p et leur particularités ? S = 4 km/s et p à 6 km/s</text:p>
        </text:list-item>
        <text:list-item>
          <text:p text:style-name="P22">Dans quel milieu elle peuvent se propager ou pas ? p peuvent se propager partout et s ne peuvent pas se propager dans liquide (noyau liquide)</text:p>
        </text:list-item>
        <text:list-item>
          <text:p text:style-name="P22">Pourquoi tu utilises plutot sin ou cos ? Sont ils interchangeable ? Quelle est la différence ? sin = cos décalé de pi/2</text:p>
        </text:list-item>
        <text:list-item>
          <text:p text:style-name="P22">Comment tu pourrais combiner les 2 propagations (dans temps et espace) ? Quelle serait la formule de propagation pour une onde progressive ? </text:p>
        </text:list-item>
        <text:list-item>
          <text:p text:style-name="P22">C'est quoi une onde stationnaire ? Une onde ou on peut séparer les variables x et t</text:p>
        </text:list-item>
        <text:list-item>
          <text:p text:style-name="P22">Et pour des élèves de terminale, comment tu leur expliquerais ? </text:p>
        </text:list-item>
        <text:list-item>
          <text:p text:style-name="P22">Tu utiliserais quoi comme expérience pour montrer une onde stationnaire ? Corde de Melde</text:p>
        </text:list-item>
        <text:list-item>
          <text:p text:style-name="P22">L'onde elle se propage dans la corde ? Non car onde stationnaire</text:p>
        </text:list-item>
        <text:list-item>
          <text:p text:style-name="P22">Est ce que l'echolocalisation humaine est possible ? Oui pour certains aveugles (avec de l'entrainement)</text:p>
        </text:list-item>
        <text:list-item>
          <text:p text:style-name="P22">C'est quoi la différence entre un radar et un sonar ? </text:p>
        </text:list-item>
        <text:list-item>
          <text:p text:style-name="P22">On utilise quel type d'onde pour un sonar ? Ultrasons</text:p>
        </text:list-item>
        <text:list-item>
          <text:p text:style-name="P22"><text:soft-page-break/>Pourquoi ? Peut être moins d'atténuation dans l'eau que son audible</text:p>
        </text:list-item>
        <text:list-item>
          <text:p text:style-name="P22">Comment on peut émettre ultrasons ? Avec quel type de matériau ? Piezoélectrique (1920 par Langevin)</text:p>
        </text:list-item>
        <text:list-item>
          <text:p text:style-name="P22">Comment les animaux peuvent trouver vitesse d'une proie avec différence de fréquance ? Effet Doppler</text:p>
        </text:list-item>
        <text:list-item>
          <text:p text:style-name="P22">Célérité du son dans l'eau ? 1500 m/s ; dans l'air ? 340 m/s ; dans un solide ? 3000-4000 m/s</text:p>
        </text:list-item>
        <text:list-item>
          <text:p text:style-name="P29">Donner l'équation de propagation d'une onde et son nom ? Equation de d'Alembert</text:p>
        </text:list-item>
        <text:list-item>
          <text:p text:style-name="P29">Propriétés des ondes.</text:p>
        </text:list-item>
        <text:list-item>
          <text:p text:style-name="P36">Est-ce qu’une onde peut transporter de l’énergie ? Oui.</text:p>
        </text:list-item>
        <text:list-item>
          <text:p text:style-name="P36">De la quantité de mouvement ? Oui. Par exemple, notre corps vibre quand on entend <text:span text:style-name="T6">des basses.</text:span></text:p>
        </text:list-item>
        <text:list-item>
          <text:p text:style-name="P36"><text:span text:style-name="T6">De quoi dépend la vitesse du son dans l’air ? De la température, de la masse molaire de l’air, du coefficient </text:span>de Laplace <text:s/>(qui dépend de la nature des molécules constituants l’air, si elles sont monoatomiques, diatomiques, ...), de sa densité et de l’humidité (attention ! piège fréquent !).</text:p>
        </text:list-item>
        <text:list-item>
          <text:p text:style-name="P36">Peut-on avoir une onde dans un milieu qui se déplace? Oui.</text:p>
        </text:list-item>
        <text:list-item>
          <text:p text:style-name="P36">Comment mesurer la vitesse de la lumière avec une <text:span text:style-name="T6">tablette de chocolat et un micro-ondes ?</text:span></text:p>
        </text:list-item>
        <text:list-item>
          <text:p text:style-name="P36"><text:span text:style-name="T6">Comment marche un sismographe ? Projeter le schéma d</text:span>’un sismographe. Avant, un stylet relié à un ressort faisant l’acquisition. Aujourd’hui, l’acquisition se fait par induction et par mesure d’une tension.</text:p>
        </text:list-item>
        <text:list-item>
          <text:p text:style-name="P36">Quelle est la propriété fondamentale du capteur qui permet de mesurer les ondes sismiques ? Il est linéaire. On peut donc utiliser la notation complexe pour simplifier les calculs et l’analyse de Fourier.</text:p>
        </text:list-item>
      </text:list>
      <text:p text:style-name="P11"/>
      <text:p text:style-name="P11"/>
      <text:p text:style-name="P11"/>
      <text:p text:style-name="P11"/>
      <text:p text:style-name="P11">Exemple de mise en évidence de diffraction et interférences dans ondes mécaniques ?</text:p>
      <text:p text:style-name="P11">- Comment répondre si élève demande de quoi est constitué la matière ?</text:p>
      <text:p text:style-name="P11">- Polarisation d’une onde sismique ?</text:p>
      <text:p text:style-name="P11">- Comment marche un sismomètre ? Equations linéaires, permet de travailler en notation complexe, permet analyse de Fourier, oscillateur harmonique amorti, régime forcé -</text:p>
      <text:p text:style-name="P11">Corde de guitare par rapport à propagation onde sur corde ? On s‘intéresse aux ondes stationnaires, plus raideur apporte dissipation</text:p>
      <text:p text:style-name="P11">. - Comment peut critiquer image avec bateau sur vague ? Forme de paquet d’onde ? Comment se propage physiquement la vague ? </text:p>
      <text:p text:style-name="P11">- Pas parler de dissipation, quelles sont les sources potentielles de dissipation ?</text:p>
      <text:p text:style-name="P11">- Onde peut transporter énergie ? Oui. Quantité de mouvement ? Oui (vibration près des basses d’un concert p.ex.)</text:p>
      <text:p text:style-name="P11">- De quoi dépend la vitesse du son dans l’air ? Température, masse molaire gaz, et gamma ET HUMIDITE (corrections) - Lien raideur et distance entre particules ?</text:p>
      <text:p text:style-name="P11">- Possible d’avoir une onde dans un milieu qui se déplace ?</text:p>
      <text:p text:style-name="P11">- Mesure de la vitesse de la lumière avec une tablette de chocolat et micro-ondes ? une demi longueur d’onde entre 2 points fondus, connait fréquence du micro-onde</text:p>
      <text:p text:style-name="P11"/>
      <text:p text:style-name="P11"/>
      <text:p text:style-name="P11"/>
      <text:p text:style-name="P11">Questions :</text:p>
      <text:p text:style-name="P11">* Les ondes mécaniques sont « des » ou « les ? Des »</text:p>
      <text:p text:style-name="P11">* Les ondes thermiques ? Bah oui tu as dis « des » tu avais bien dis.?</text:p>
      <text:p text:style-name="P11">*Tout les milieux compressibles même les solides.</text:p>
      <text:p text:style-name="P11">* On donne quoi niveau énergétique dans le barreau ? Potentiel puis cinétique puis ondes dans le barreau via compression puis transmission à la masse. <text:s/>?</text:p>
      <text:p text:style-name="P11">*Mettre des capteurs piézo le long de la barre. </text:p>
      <text:p text:style-name="P11">* <text:s/>Dans le mouvement des cordes ou le mouvement du ressort ? : une corde fixe par certains points de la corde(déplacement) <text:s/>? global » de matière. * gie et célérité ?</text:p>
      <text:p text:style-name="P11"><text:s/>Est-ce que période et fréquence ont la même sens dans le langage commun ? La période peut être un peu trompeur et fait référ point bien précis. * Pour la fréquence ? Quelque chose qui va se produire un certain nombre de fois par unité de temps. La fréquence du signal</text:p>
      <text:p text:style-name="P11">* Attention à parler de longueur ? Compression et décompression avec une membrane * Comment on fait pour faire des ultrasons ? conversion tension et méca. *Il aurait pas ?</text:p>
      <text:p text:style-name="P11">* Ces émetteurs émettent des ondes plans ou circulaires ? onde plane et pas circulaire on est à une bonne distance là ! Sinon ça ne marche pas ton truc.</text:p>
      <text:p text:style-name="P11">Comment dans le cadre de ce cours encouragerais-tu des démarches de solidarité et de fraternité <text:line-break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<text:line-break/><text:line-break/>Questions pour Maxime :</text:p>
      <text:p text:style-name="P11">-Manque de schémas pour les ondes</text:p>
      <text:p text:style-name="P11">-Exemples parlants très bien</text:p>
      <text:p text:style-name="P11">-Ondes méca, de proche en proche ? Et les ondes électromagnétiques ? Aussi. Pourquoi pas besoin de milieu matériel?Permitivité et perméabilité non nulles dans le vide ! (alors que masse volumique non!pas de support)<text:line-break/>-Pour qu'une onde se propage, il faut deux variations de deux grandeurs par rapport au temps et à la position<text:line-break/>-Equivalents méca pour E et B ? Surpression, vitesse, masse volumique. Dans le vide pas de densité, pas de pression.</text:p>
      <text:p text:style-name="P11">-Transport de mat, plutôt une prop.. La definition de l'onde est plus succinte : propagation d'une perturbation !<text:line-break/>Bonne expérience qualitative sur le ressort.</text:p>
      <text:p text:style-name="P11"/>
      <text:p text:style-name="P11">-Sur SLIDE attention à écriture trop petite, et formule non utilisée. Ligne de clarification où tu utilises ta pente.</text:p>
      <text:p text:style-name="P11">-Qu'est ce qui fait que dans une onde, ses composantes de f différentes vont à des vitesses différentes ? L'équation de propagation donne ça a priori. Relation de dispersion : te dit qu'à moins d'avoir de la chance tout va être dispersé. </text:p>
      <text:p text:style-name="P11">-Pourquoi pour autant c'est pas faux de dire qu'un la ou un mi vont se propager à la même v ? Hypthèse : approximation acoustique, on se limite au 1er ordre.</text:p>
      <text:p text:style-name="P11">- Une onde dans l'océan, vague. Solitons ? <text:s/>Une grande vague : plein de f. Soltiton : gros paquet d'onde qui ne se disperse pas.</text:p>
      <text:p text:style-name="P11">Tsunami exemple aussi de régime non liné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énédicte Grebille</meta:initial-creator>
    <meta:creation-date>2020-03-21T13:48:38.49</meta:creation-date>
    <dc:date>2021-04-27T10:49:30.402000000</dc:date>
    <meta:editing-duration>PT9H7M32S</meta:editing-duration>
    <meta:editing-cycles>48</meta:editing-cycles>
    <meta:generator>LibreOffice/6.2.8.2$Windows_X86_64 LibreOffice_project/f82ddfca21ebc1e222a662a32b25c0c9d20169ee</meta:generator>
    <meta:document-statistic meta:table-count="0" meta:image-count="0" meta:object-count="0" meta:page-count="5" meta:paragraph-count="153" meta:word-count="2404" meta:character-count="14106" meta:non-whitespace-character-count="11843"/>
  </office:meta>
</office:document-meta>
</file>